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Generated Multiple-Choice Questions</text:h>
      <text:p><text:span text:style-name="strong">1. What hardware component is primarily used for network deployment in the BeaconBand system, and is pre-configured with known locations?</text:span></text:p>
      <text:p>   A) AWS Lambda functions</text:p>
      <text:p>   B) RPi gateways</text:p>
      <text:p>   C) Amazon SNS</text:p>
      <text:p>   D) Wearable tags</text:p>
      <text:p/>
      <text:p><text:span text:style-name="strong">2. What type of data do all RPi gateways stream to the cloud in the BeaconBand system?</text:span></text:p>
      <text:p>   A) User search queries and alert messages</text:p>
      <text:p>   B) Location coordinates and map data</text:p>
      <text:p>   C) Tag ID and RSSI (Received Signal Strength Indicator)</text:p>
      <text:p>   D) Pre-configured gateway locations</text:p>
      <text:p/>
      <text:p><text:span text:style-name="strong">3. Which AWS service is responsible for determining a tag's location based on the strongest signal for approximate zone-level accuracy?</text:span></text:p>
      <text:p>   A) AWS API Gateway</text:p>
      <text:p>   B) AWS Lambda function</text:p>
      <text:p>   C) Amazon SNS</text:p>
      <text:p>   D) Amazon S3</text:p>
      <text:p/>
      <text:p><text:span text:style-name="strong">4. What does the prototype web application primarily display for a lost person's tag?</text:span></text:p>
      <text:p>   A) A detailed street-level map with real-time GPS coordinates</text:p>
      <text:p>   B) A list of all active gateways and their signal strengths</text:p>
      <text:p>   C) A map with the tag's last known zone</text:p>
      <text:p>   D) The wearer's medical history and emergency contacts</text:p>
      <text:p/>
      <text:p><text:span text:style-name="strong">5. By what methods can users search for a wristband within the BeaconBand application?</text:span></text:p>
      <text:p>   A) By facial recognition or voice command</text:p>
      <text:p>   B) By wristband ID or registered name</text:p>
      <text:p>   C) By date of birth or home address</text:p>
      <text:p>   D) By physical description or last seen location</text:p>
      <text:p/>
      <text:p><text:span text:style-name="strong">6. If a user presses a distress button on the wearable, which AWS service is utilized to send custom alerts?</text:span></text:p>
      <text:p>   A) AWS API Gateway</text:p>
      <text:p>   B) AWS Lambda</text:p>
      <text:p>   C) Amazon SNS</text:p>
      <text:p>   D) Amazon EC2</text:p>
      <text:p/>
      <text:p/>
      <text:h text:outline-level="2">Answer Key</text:h>
      <text:p>1. B</text:p>
      <text:p>2. C</text:p>
      <text:p>3. B</text:p>
      <text:p>4. C</text:p>
      <text:p>5. B</text:p>
      <text:p>6. C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